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3" style:family="table-column">
      <style:table-column-properties fo:break-before="auto" style:column-width="7.685cm"/>
    </style:style>
    <style:style style:name="co4" style:family="table-column">
      <style:table-column-properties fo:break-before="auto" style:column-width="11.659cm"/>
    </style:style>
    <style:style style:name="co5" style:family="table-column">
      <style:table-column-properties fo:break-before="auto" style:column-width="6.04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wrap-option="wrap" style:rotation-angle="0"/>
    </style:style>
    <style:style style:name="ce5" style:family="table-cell" style:parent-style-name="Default">
      <style:table-cell-properties fo:wrap-option="wrap" style:rotation-angle="0" style:vertical-align="middle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/>
          <table:table-cell table:style-name="ce2" office:value-type="string">
            <text:p>Этап</text:p>
          </table:table-cell>
          <table:table-cell table:style-name="ce2" office:value-type="string">
            <text:p>Где</text:p>
          </table:table-cell>
          <table:table-cell table:style-name="ce2" office:value-type="string">
            <text:p>Действие</text:p>
          </table:table-cell>
          <table:table-cell table:style-name="ce2" office:value-type="string">
            <text:p>Результат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table:number-columns-spanned="1" table:number-rows-spanned="7">
            <text:p>Заявка от заказчика</text:p>
          </table:table-cell>
          <table:table-cell table:style-name="ce4" office:value-type="string" table:number-columns-spanned="1" table:number-rows-spanned="6">
            <text:p>Внутренняя система документооборота предприятия</text:p>
          </table:table-cell>
          <table:table-cell office:value-type="string">
            <text:p>Приём</text:p>
          </table:table-cell>
          <table:table-cell table:number-columns-repeated="1020"/>
        </table:table-row>
        <table:table-row table:style-name="ro1">
          <table:table-cell/>
          <table:covered-table-cell/>
          <table:covered-table-cell table:style-name="ce4"/>
          <table:table-cell office:value-type="string">
            <text:p>Предварительное рассмотрение</text:p>
          </table:table-cell>
          <table:table-cell table:number-columns-repeated="1020"/>
        </table:table-row>
        <table:table-row table:style-name="ro1">
          <table:table-cell/>
          <table:covered-table-cell/>
          <table:covered-table-cell table:style-name="ce4"/>
          <table:table-cell office:value-type="string">
            <text:p>Регистрация</text:p>
          </table:table-cell>
          <table:table-cell table:number-columns-repeated="1020"/>
        </table:table-row>
        <table:table-row table:style-name="ro1">
          <table:table-cell/>
          <table:covered-table-cell/>
          <table:covered-table-cell table:style-name="ce4"/>
          <table:table-cell office:value-type="string">
            <text:p>Доклад руководителю</text:p>
          </table:table-cell>
          <table:table-cell table:number-columns-repeated="1020"/>
        </table:table-row>
        <table:table-row table:style-name="ro2">
          <table:table-cell/>
          <table:covered-table-cell/>
          <table:covered-table-cell table:style-name="ce4"/>
          <table:table-cell office:value-type="string" table:number-columns-spanned="1" table:number-rows-spanned="2">
            <text:p>Принятие решения о вводе документа в систему Гольфстрим</text:p>
          </table:table-cell>
          <table:table-cell office:value-type="string" table:number-columns-spanned="1" table:number-rows-spanned="2">
            <text:p>Создание бумажного документа, на основании которого оператор ЭВМ внесёт заявку в систему Гольфстрим</text:p>
          </table:table-cell>
          <table:table-cell table:number-columns-repeated="1019"/>
        </table:table-row>
        <table:table-row table:style-name="ro2">
          <table:table-cell/>
          <table:covered-table-cell/>
          <table:covered-table-cell table:style-name="ce4"/>
          <table:covered-table-cell table:number-columns-repeated="2"/>
          <table:table-cell table:number-columns-repeated="1019"/>
        </table:table-row>
        <table:table-row table:style-name="ro3">
          <table:table-cell/>
          <table:covered-table-cell/>
          <table:table-cell table:style-name="ce4" office:value-type="string">
            <text:p>Система Гольфстрим</text:p>
          </table:table-cell>
          <table:table-cell office:value-type="string">
            <text:p>На основании бумажного носителя с подписью и/или печатью, оператор ЭВМ вносит заявку в систему Гольфстрим</text:p>
          </table:table-cell>
          <table:table-cell office:value-type="string">
            <text:p>Оператор ЭВМ сообщает о выполнении задачи, делая соответствующую отметку, согласно регламента, установленного на предприятии</text:p>
          </table:table-cell>
          <table:table-cell table:number-columns-repeated="1019"/>
        </table:table-row>
        <table:table-row table:style-name="ro4">
          <table:table-cell/>
          <table:table-cell table:style-name="ce3" office:value-type="string" table:number-columns-spanned="1" table:number-rows-spanned="2">
            <text:p>Решение о запуске</text:p>
          </table:table-cell>
          <table:table-cell table:style-name="ce5" office:value-type="string">
            <text:p>Внутренняя система документооборота предприятия</text:p>
          </table:table-cell>
          <table:table-cell office:value-type="string">
            <text:p>Создание всех сопутствующих документов связанных с конкретным заказчиком для конкретной заявки</text:p>
          </table:table-cell>
          <table:table-cell office:value-type="string">
            <text:p>Создание бумажного документа, на основании которого, маркетолог (оператор ЭВМ) внесёт </text:p>
            <text:p>а) договор в систему Гольфстрим</text:p>
            <text:p>б) документ (приказ), на основании которого будет принято решение о запуске</text:p>
          </table:table-cell>
          <table:table-cell table:number-columns-repeated="1019"/>
        </table:table-row>
        <table:table-row table:style-name="ro5">
          <table:table-cell/>
          <table:covered-table-cell/>
          <table:table-cell table:style-name="ce4" office:value-type="string">
            <text:p>Система Гольфстрим</text:p>
          </table:table-cell>
          <table:table-cell office:value-type="string">
            <text:p>На основании бумажного документа с подписью и/или печатью маркетолог внесёт</text:p>
            <text:p>а) договор в систему Гольфстрим</text:p>
            <text:p>б) документ (приказ), являющийся основанием для Запуска в производство изделия (партии изделий)</text:p>
          </table:table-cell>
          <table:table-cell office:value-type="string">
            <text:p>Маркетолог (оператор ЭВМ) сообщает о выполнении задачи, делая соответствующую отметку, согласно регламента, установленного на предприятии</text:p>
          </table:table-cell>
          <table:table-cell table:number-columns-repeated="1019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6">06.03.2023</text:date>, <text:time>09:05:5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3T14:24:19.61</meta:creation-date>
    <dc:date>2023-03-06T09:05:57.56</dc:date>
    <meta:editing-duration>P2DT15H37M32S</meta:editing-duration>
    <meta:editing-cycles>1</meta:editing-cycles>
    <meta:document-statistic meta:table-count="3" meta:cell-count="22" meta:object-count="0"/>
    <meta:generator>OpenOffice/4.1.14$Win32 OpenOffice.org_project/4114m1$Build-9811</meta:generator>
  </office:meta>
</office:document-meta>
</file>